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759a" officeooo:paragraph-rsid="000d759a"/>
    </style:style>
    <style:style style:name="P2" style:family="paragraph">
      <style:paragraph-properties fo:text-align="center"/>
    </style:style>
    <style:style style:name="T1" style:family="text">
      <style:text-properties officeooo:rsid="00102161"/>
    </style:style>
    <style:style style:name="gr1" style:family="graphic">
      <style:graphic-properties draw:stroke="solid" svg:stroke-width="0.18mm" svg:stroke-color="#000000" svg:stroke-opacity="0%" draw:stroke-linejoin="miter" draw:fill-color="#00cc00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2" drawooo:display="printer" svg:width="0mm" svg:height="0mm" svg:x="121.57mm" svg:y="131.76mm" svg:viewBox="0 0 0 0" draw:points="0,0">
        <text:p/>
      </draw:polygon>
      <draw:polygon text:anchor-type="page" text:anchor-page-number="1" draw:z-index="1" draw:name="turtle" draw:style-name="gr1" draw:text-style-name="P2" drawooo:display="printer" svg:width="0mm" svg:height="0mm" svg:x="121.57mm" svg:y="131.76mm" svg:viewBox="0 0 0 0" draw:points="0,0">
        <text:p/>
      </draw:polygon>
      <draw:polygon text:anchor-type="page" text:anchor-page-number="1" draw:z-index="2" draw:name="turtle" draw:style-name="gr2" draw:text-style-name="P2" drawooo:display="printer" svg:width="0mm" svg:height="0mm" svg:x="138.36mm" svg:y="114.97mm" svg:viewBox="0 0 0 0" draw:points="0,0">
        <text:p/>
      </draw:polygon>
      <text:p text:style-name="P1">CLEARSCREEN</text:p>
      <text:p text:style-name="P1">HOME</text:p>
      <text:p text:style-name="P1">HIDETURTLE</text:p>
      <text:p text:style-name="P1">L = <text:span text:style-name="T1">2</text:span>00</text:p>
      <text:p text:style-name="P1"/>
      <text:p text:style-name="P1">HEADING 90</text:p>
      <text:p text:style-name="P1">REPEAT 50 [</text:p>
      <text:p text:style-name="P1"><text:s text:c="12"/><text:span text:style-name="T1">SLEEP 500</text:span></text:p>
      <text:p text:style-name="P1"><text:tab/>FORWARD L</text:p>
      <text:p text:style-name="P1"><text:tab/>LEFT 90</text:p>
      <text:p text:style-name="P1"><text:tab/>FORWARD L</text:p>
      <text:p text:style-name="P1"><text:tab/>LEFT 90</text:p>
      <text:p text:style-name="P1"><text:tab/>L = L *19/20</text:p>
      <text:p text:style-name="P1">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2m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6:18:38.146530914</meta:creation-date>
    <dc:date>2016-11-25T11:34:42.553671653</dc:date>
    <meta:editing-duration>P0D</meta:editing-duration>
    <meta:editing-cycles>4</meta:editing-cycles>
    <meta:generator>LibreOffice/4.2.8.2$Linux_x86 LibreOffice_project/420m0$Build-2</meta:generator>
    <meta:document-statistic meta:table-count="0" meta:image-count="0" meta:object-count="0" meta:page-count="1" meta:paragraph-count="13" meta:word-count="26" meta:character-count="124" meta:non-whitespace-character-count="94"/>
  </office:meta>
</office:document-meta>
</file>